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C0000009AD2FF09C7.png" manifest:media-type="image/png"/>
  <manifest:file-entry manifest:full-path="Pictures/100002010000008400000048DB753FA0.png" manifest:media-type="image/png"/>
  <manifest:file-entry manifest:full-path="Pictures/10000000000000D40000008B54B3E7779B9635DD.png" manifest:media-type="image/png"/>
  <manifest:file-entry manifest:full-path="Pictures/100002010000034C0000005484676D7B.png" manifest:media-type="image/png"/>
  <manifest:file-entry manifest:full-path="Pictures/10000000000002CA000001E0C30A44513CB3C182.png" manifest:media-type="image/png"/>
  <manifest:file-entry manifest:full-path="Pictures/10000000000002E4000001E62EF25052C68B85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.764cm" fo:min-width="3.674cm" fo:padding-top="0.125cm" fo:padding-bottom="0.125cm" fo:padding-left="0.127cm" fo:padding-right="0.127cm" fo:wrap-option="no-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.764cm" fo:min-width="3.674cm" fo:padding-top="0.125cm" fo:padding-bottom="0.125cm" fo:padding-left="0.127cm" fo:padding-right="0.127cm" fo:wrap-option="no-wrap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000000" style:font-name="Times New Roman" fo:font-size="13pt" style:font-size-asian="13pt" style:font-size-complex="13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font-name="Times New Roman" fo:font-size="13pt" style:font-size-asian="13pt" style:font-size-complex="13pt" fo:hyphenate="false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Calibri2" style:font-size-asian="13pt" style:font-style-asian="normal" style:font-weight-asian="normal" style:font-name-complex="Calibri2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name="image.png" draw:style-name="gr1" draw:text-style-name="P1" draw:layer="layout" svg:width="7.465cm" svg:height="4.903cm" svg:x="0.222cm" svg:y="8.028cm">
          <draw:image xlink:href="Pictures/10000000000002E4000001E62EF25052C68B859F.png" xlink:type="simple" xlink:show="embed" xlink:actuate="onLoad">
            <text:p/>
          </draw:image>
        </draw:frame>
        <draw:frame draw:name="image.png" draw:style-name="gr1" draw:text-style-name="P1" draw:layer="layout" svg:width="7.302cm" svg:height="4.907cm" svg:x="8.467cm" svg:y="8.026cm">
          <draw:image xlink:href="Pictures/10000000000002CA000001E0C30A44513CB3C182.png" xlink:type="simple" xlink:show="embed" xlink:actuate="onLoad">
            <text:p/>
          </draw:image>
        </draw:frame>
        <draw:line draw:name="Shape 23" draw:style-name="gr2" draw:text-style-name="P2" draw:layer="layout" svg:x1="11.359cm" svg:y1="5.397cm" svg:x2="11.015cm" svg:y2="9.891cm">
          <text:p/>
        </draw:line>
        <draw:line draw:name="Shape 26" draw:style-name="gr2" draw:text-style-name="P2" draw:layer="layout" svg:x1="14.86cm" svg:y1="11.385cm" svg:x2="15.494cm" svg:y2="12.933cm">
          <text:p/>
        </draw:line>
        <draw:line draw:name="Shape 28" draw:style-name="gr2" draw:text-style-name="P2" draw:layer="layout" svg:x1="15.284cm" svg:y1="10.384cm" svg:x2="16.435cm" svg:y2="7.439cm">
          <text:p/>
        </draw:line>
        <draw:line draw:name="Shape 30" draw:style-name="gr2" draw:text-style-name="P2" draw:layer="layout" svg:x1="13.978cm" svg:y1="11.421cm" svg:x2="13.978cm" svg:y2="14.523cm">
          <text:p/>
        </draw:line>
        <draw:frame draw:name="pasted-image.png" draw:style-name="gr1" draw:text-style-name="P1" draw:layer="layout" svg:width="7.478cm" svg:height="4.903cm" svg:x="17.606cm" svg:y="8.028cm">
          <draw:image xlink:href="Pictures/10000000000000D40000008B54B3E7779B9635DD.png" xlink:type="simple" xlink:show="embed" xlink:actuate="onLoad">
            <text:p/>
          </draw:image>
        </draw:frame>
        <draw:line draw:name="Shape 33" draw:style-name="gr2" draw:text-style-name="P2" draw:layer="layout" svg:x1="6.08cm" svg:y1="9.904cm" svg:x2="6.481cm" svg:y2="13.477cm">
          <text:p/>
        </draw:line>
        <draw:line draw:name="Shape 34" draw:style-name="gr2" draw:text-style-name="P2" draw:layer="layout" svg:x1="19.203cm" svg:y1="9.974cm" svg:x2="21.336cm" svg:y2="16.452cm">
          <text:p/>
        </draw:line>
        <draw:custom-shape draw:name="Shape 36" draw:style-name="gr3" draw:text-style-name="P2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4" draw:layer="layout" svg:width="3.927cm" svg:height="1.013cm" svg:x="14.871cm" svg:y="13.479cm">
          <text:p text:style-name="P3"><text:span text:style-name="T1">valu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4" draw:layer="layout" svg:width="6.459cm" svg:height="1.013cm" svg:x="17.988cm" svg:y="17.483cm">
          <text:p text:style-name="P3"><text:span text:style-name="T1">Predi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4" draw:layer="layout" svg:width="4.694cm" svg:height="1.013cm" svg:x="4.363cm" svg:y="14.231cm">
          <text:p text:style-name="P3"><text:span text:style-name="T1">worl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4" draw:layer="layout" svg:width="2.226cm" svg:height="1.013cm" svg:x="12.814cm" svg:y="14.937cm">
          <text:p text:style-name="P3"><text:span text:style-name="T1"><text:s/></text:span><text:span text:style-name="T1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2" draw:layer="layout" svg:x1="11.927cm" svg:y1="11.985cm" svg:x2="10.367cm" svg:y2="16.267cm">
          <text:p/>
        </draw:line>
        <draw:custom-shape draw:name="Shape 44" draw:style-name="gr8" draw:text-style-name="P4" draw:layer="layout" svg:width="5.549cm" svg:height="1.013cm" svg:x="7.402cm" svg:y="17.065cm">
          <text:p text:style-name="P3"><text:span text:style-name="T1">experienc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\begin{eqnarray*}
  \nabla_{\theta^Q_{k+1}}\mathcal L(\theta^Q_{k+1})
  % = \mathbb E_{(s, a, r, s') \sim U(\mathcal D)}[(Q(s, a|\theta^Q) - Q(s',a'|\theta^Q_{k+1}))^2]
  = \mathbb E_{(s, a, r, s') \sim \mathcal U(D)}\left[\underbrace{(Q(s, a|\theta^Q_{k+1}) - y)}_{\text{regret}}
    \underbrace{\nabla_{\theta^Q_{k+1}}Q(s, a|\theta^Q_{k+1})}_{\text{???}}\right]
  \label{eq:oracle}
\end{eqnarray*}
§svg§600§FALSE§</svg:desc>
          <draw:polygon draw:style-name="gr9" draw:layer="layout" svg:width="19.578cm" svg:height="3.034cm" svg:x="3.585cm" svg:y="1.66cm" svg:viewBox="0 0 19579 3035" draw:points="9790,3035 0,3035 0,0 19579,0 19579,3035">
            <text:p/>
          </draw:polygon>
          <draw:path draw:style-name="gr10" draw:layer="layout" svg:width="0.467cm" svg:height="0.454cm" svg:x="3.616cm" svg:y="2.90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4.138cm" svg:y="3.23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4.4cm" svg:y="3.11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4.39cm" svg:y="3.484cm" svg:viewBox="0 0 175 225" svg:d="M77 13c2-6 2-6 2-8 0-5-5-5-9-5l-39 4c-6 0-8 0-9 1 0 2-2 6-2 8 0 5 5 5 11 5 0 0 5 0 10 0 6 2 6 2 6 4 0 1 0 1-2 9l-43 174c-2 6-2 6-2 7 0 8 5 13 13 13 12 0 14-13 16-16l14-60c9 0 49 4 49 26 0 1 0 3-2 7 0 5 0 7 0 9 0 21 20 34 38 34 32 0 47-47 47-50 0-4-6-4-8-4-5 0-7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4.625cm" svg:y="3.49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4.964cm" svg:y="3.49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395cm" svg:height="0.462cm" svg:x="5.219cm" svg:y="2.891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0" draw:layer="layout" svg:width="0.148cm" svg:height="0.633cm" svg:x="5.696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62cm" svg:height="0.454cm" svg:x="5.907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6.224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6.209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6.485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6.89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7.163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422cm" svg:height="0.148cm" svg:x="7.583cm" svg:y="3.10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layer="layout" svg:width="0.397cm" svg:height="0.435cm" svg:x="8.224cm" svg:y="2.904cm" svg:viewBox="0 0 398 436" svg:d="M157 221c14 0 45 0 68 15 31 20 32 54 32 57 0 9 0 17 11 17s11-9 11-20v-173c0-9 0-20-11-20s-11 9-11 15c-3 82-68 86-100 86v-133c0-43 10-43 27-43h30c85 0 128 45 132 88 0 5 1 14 10 14 11 0 11-9 11-20v-82c0-20 0-22-20-22h-325c-11 0-22 0-22 11s13 11 18 11c36 0 38 5 38 36v318c0 31-2 36-36 36-9 0-20 0-20 11 0 13 11 13 22 13h336c13 0 18 0 20-9 2-2 20-107 20-110 0-7-7-13-11-13-9 0-13 9-13 9-3 18-9 43-55 72-33 18-65 27-101 27h-34c-17 0-27 0-27-41zM346 22v30c-11-11-24-21-36-30zM221 209c11-6 26-15 36-27v52c-14-16-34-25-36-25zM77 58c0-8 0-24-3-36h66c-7 14-7 36-7 41v308c0 23 6 36 7 41h-66c3-11 3-27 3-34zM315 412c20-11 38-23 50-34-1 2-5 31-7 34z">
            <text:p/>
          </draw:path>
          <draw:path draw:style-name="gr10" draw:layer="layout" svg:width="0.116cm" svg:height="0.444cm" svg:x="8.685cm" svg:y="3.11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177cm" svg:height="0.201cm" svg:x="8.863cm" svg:y="3.25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57cm" svg:height="0.138cm" svg:x="9.118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26cm" svg:height="0.201cm" svg:x="9.246cm" svg:y="3.255cm" svg:viewBox="0 0 227 202" svg:d="M162 27c-11-16-25-27-47-27-57 0-115 63-115 128 0 43 29 74 67 74 25 0 46-15 64-31 8 25 35 31 45 31 17 0 27-11 36-24 9-18 15-43 15-45 0-5-6-5-6-5-7 0-7 2-10 12-6 22-15 49-33 49-11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layer="layout" svg:width="0.057cm" svg:height="0.138cm" svg:x="9.541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06cm" svg:height="0.201cm" svg:x="9.662cm" svg:y="3.255cm" svg:viewBox="0 0 207 202" svg:d="M85 106c0-2 10-43 10-45 2-3 15-25 29-36 4-3 16-12 36-12 4 0 16 0 25 5-14 5-19 18-19 25 0 11 7 16 18 16 9 0 23-7 23-27 0-23-23-32-47-32-23 0-43 9-63 32-7-28-34-32-45-32-18 0-29 11-36 23-11 17-16 44-16 45 0 6 5 6 7 6 7 0 7-2 11-13 5-27 14-48 32-48 11 0 15 9 15 21 0 9-4 25-7 38-4 11-8 31-9 40l-15 57c-2 6-5 16-5 18 0 9 9 15 16 15 5 0 14-4 18-13 2-4 5-23 9-34z">
            <text:p/>
          </draw:path>
          <draw:path draw:style-name="gr10" draw:layer="layout" svg:width="0.057cm" svg:height="0.138cm" svg:x="9.912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177cm" svg:height="0.201cm" svg:x="10.044cm" svg:y="3.25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89cm" svg:height="0.166cm" svg:x="10.279cm" svg:y="3.147cm" svg:viewBox="0 0 90 167" svg:d="M86 31c0 0 4-8 4-13 0-11-11-18-20-18-14 0-18 11-20 14l-48 139c-2 4-2 5-2 5 0 6 14 9 14 9 2 0 4-1 6-5z">
            <text:p/>
          </draw:path>
          <draw:path draw:style-name="gr10" draw:layer="layout" svg:width="0.116cm" svg:height="0.444cm" svg:x="10.452cm" svg:y="3.118cm" svg:viewBox="0 0 117 445" svg:d="M9 0c-4 0-9 0-9 5 0 2 2 4 4 8 39 34 82 95 82 208 0 94-30 164-79 207-7 8-7 9-7 11s2 6 5 6c6 0 49-31 78-85 20-38 34-86 34-137 0-63-20-160-108-223z">
            <text:p/>
          </draw:path>
          <draw:path draw:style-name="gr10" draw:layer="layout" svg:width="0.328cm" svg:height="0.12cm" svg:x="10.652cm" svg:y="3.28cm" svg:viewBox="0 0 329 121" svg:d="M329 18c0-16-7-18-9-18-5 0-7 13-7 18-2 34-25 72-66 72-33 0-54-22-80-45-23-22-50-45-84-45-51 0-83 52-83 103 0 16 5 18 7 18 7 0 7-13 7-20 2-33 27-70 69-70 30 0 54 21 79 43 23 21 50 47 85 47 50 0 82-53 82-103z">
            <text:p/>
          </draw:path>
          <draw:path draw:style-name="gr10" draw:layer="layout" svg:width="0.337cm" svg:height="0.316cm" svg:x="11.012cm" svg:y="3.149cm" svg:viewBox="0 0 338 317" svg:d="M248 167c-18 69-25 99-25 130 0 14 11 20 20 20 20 0 56-20 56-31 0-2-2-3-6-3-3 0-12 1-19 7-9-2-9-11-9-15 0-57 52-212 63-237 7-18 10-33 10-34 0-4-3-4-5-4-9 0-29 11-34 20 0 2-4 11-13 36-25 70-149 230-205 230-23 0-40-18-40-52 0-29 11-58 40-124 16-34 31-69 31-88 0-20-15-22-22-22-38 0-85 27-85 40 0 3 4 3 6 3 7 0 14-5 21-9 9-5 18-7 26-7 9 0 12 5 12 14 0 18-12 49-32 92-25 60-38 92-38 121 0 30 13 59 49 59 41 0 91-36 126-66 18-15 39-36 73-80z">
            <text:p/>
          </draw:path>
          <draw:path draw:style-name="gr10" draw:layer="layout" svg:width="0.116cm" svg:height="0.444cm" svg:x="11.424cm" svg:y="3.11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364cm" svg:height="0.303cm" svg:x="11.602cm" svg:y="3.149cm" svg:viewBox="0 0 365 304" svg:d="M52 270c-3 14-3 18-39 18-8 0-13 0-13 11 0 5 5 5 13 5h160c99 0 192-90 192-187 0-67-45-117-117-117h-162c-9 0-14 0-14 9 0 7 5 7 14 7 8 0 9 0 18 0 9 2 9 2 9 7 0 0 0 4-1 9zM153 31c4-13 4-15 22-15h57c49 0 92 25 92 85 0 11-5 88-49 138-18 20-55 49-111 49h-60c-14 0-14 0-14-4 0-1 0-3 2-10z">
            <text:p/>
          </draw:path>
          <draw:path draw:style-name="gr10" draw:layer="layout" svg:width="0.116cm" svg:height="0.444cm" svg:x="12.027cm" svg:y="3.118cm" svg:viewBox="0 0 117 445" svg:d="M9 0c-4 0-9 0-9 5 0 2 2 4 4 8 39 34 82 95 82 208 0 94-30 164-79 207-7 8-7 9-7 11s2 6 5 6c6 0 49-31 78-85 20-38 34-86 34-137 0-63-20-160-108-223z">
            <text:p/>
          </draw:path>
          <draw:polygon draw:style-name="gr10" draw:layer="layout" svg:width="0.211cm" svg:height="1.139cm" svg:x="12.549cm" svg:y="1.66cm" svg:viewBox="0 0 212 1140" draw:points="0,1140 43,1140 43,43 212,43 212,0 0,0">
            <text:p/>
          </draw:polygon>
          <draw:polygon draw:style-name="gr10" draw:layer="layout" svg:width="0.044cm" svg:height="0.382cm" svg:x="12.549cm" svg:y="2.798cm" svg:viewBox="0 0 45 383" draw:points="0,383 45,383 45,0 0,0">
            <text:p/>
          </draw:polygon>
          <draw:polygon draw:style-name="gr10" draw:layer="layout" svg:width="0.044cm" svg:height="0.382cm" svg:x="12.549cm" svg:y="3.178cm" svg:viewBox="0 0 45 383" draw:points="0,383 45,383 45,0 0,0">
            <text:p/>
          </draw:polygon>
          <draw:polygon draw:style-name="gr10" draw:layer="layout" svg:width="0.211cm" svg:height="1.139cm" svg:x="12.549cm" svg:y="3.557cm" svg:viewBox="0 0 212 1140" draw:points="0,1140 212,1140 212,1096 43,1096 43,0 0,0">
            <text:p/>
          </draw:polygon>
          <draw:path draw:style-name="gr10" draw:layer="layout" svg:width="0.148cm" svg:height="0.633cm" svg:x="12.826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438cm" svg:height="0.57cm" svg:x="13.041cm" svg:y="2.89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13.57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3.786cm" svg:y="3.05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4.103cm" svg:y="3.2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4.355cm" svg:y="3.05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4.736cm" svg:y="2.863cm" svg:viewBox="0 0 27 634" svg:d="M27 23c0-12 0-23-13-23-14 0-14 11-14 23v589c0 11 0 22 14 22 13 0 13-11 13-22z">
            <text:p/>
          </draw:path>
          <draw:path draw:style-name="gr10" draw:layer="layout" svg:width="0.262cm" svg:height="0.454cm" svg:x="14.864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15.181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15.166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15.442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15.847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16.12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88cm" svg:height="0.026cm" svg:x="16.524cm" svg:y="3.165cm" svg:viewBox="0 0 389 27" svg:d="M365 27c11 0 24 0 24-13 0-14-13-14-24-14h-343c-11 0-22 0-22 14 0 13 11 13 22 13z">
            <text:p/>
          </draw:path>
          <draw:path draw:style-name="gr10" draw:layer="layout" svg:width="0.292cm" svg:height="0.409cm" svg:x="17.119cm" svg:y="3.057cm" svg:viewBox="0 0 293 410" svg:d="M292 40c1-9 1-11 1-17 0-10-9-16-18-16-7 0-16 4-23 13 0 3-5 23-9 34-4 18-9 34-13 52l-28 114c-2 9-29 54-72 54-33 0-38-27-38-51 0-30 11-70 32-126 9-25 13-32 13-45 0-29-22-52-52-52-62 0-85 92-85 97 0 7 7 7 7 7 7 0 7-1 11-10 16-62 43-80 65-80 3 0 14 0 14 20 0 16-5 33-11 45-25 67-36 103-36 133 0 56 40 76 78 76 25 0 47-11 65-29-9 33-17 65-42 97-16 22-41 42-70 42-9 0-38-2-49-27 11 0 18 0 27-7 8-8 13-15 13-27 0-20-16-22-23-22-15 0-36 9-36 41 0 31 28 54 68 54 65 0 131-57 149-129z">
            <text:p/>
          </draw:path>
          <draw:path draw:style-name="gr10" draw:layer="layout" svg:width="0.148cm" svg:height="0.633cm" svg:x="17.469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2.749cm" svg:y="3.635cm" svg:viewBox="0 0 308 212" svg:d="M308 155c0-15 0-18-9-18-38-2-101-6-159-34-68-35-95-74-111-99-2-4-6-4-15-4-14 0-14 0-14 16v11c86 157 230 185 295 185 13 0 13 0 13-18z">
            <text:p/>
          </draw:path>
          <draw:polygon draw:style-name="gr10" draw:layer="layout" svg:width="1.894cm" svg:height="0.076cm" svg:x="13.048cm" svg:y="3.77cm" svg:viewBox="0 0 1895 77" draw:points="949,77 0,77 0,0 1895,0 1895,77">
            <text:p/>
          </draw:polygon>
          <draw:path draw:style-name="gr10" draw:layer="layout" svg:width="0.307cm" svg:height="0.211cm" svg:x="14.936cm" svg:y="3.77cm" svg:viewBox="0 0 308 212" svg:d="M308 187c-87-156-231-187-295-187-13 0-13 0-13 18v41c0 15 0 18 9 18 40 0 101 6 158 33 71 34 96 75 112 101 2 1 5 1 14 1 15 0 15 0 15-16z">
            <text:p/>
          </draw:path>
          <draw:path draw:style-name="gr10" draw:layer="layout" svg:width="0.307cm" svg:height="0.211cm" svg:x="15.21cm" svg:y="3.77cm" svg:viewBox="0 0 308 212" svg:d="M308 18c0-18 0-18-13-18-65 0-209 31-295 187v9c0 16 0 16 14 16 13 0 15 0 17-3 52-85 140-130 270-132 7 0 7-5 7-18z">
            <text:p/>
          </draw:path>
          <draw:polygon draw:style-name="gr10" draw:layer="layout" svg:width="1.894cm" svg:height="0.076cm" svg:x="15.508cm" svg:y="3.77cm" svg:viewBox="0 0 1895 77" draw:points="949,77 0,77 0,0 1895,0 1895,77">
            <text:p/>
          </draw:polygon>
          <draw:path draw:style-name="gr10" draw:layer="layout" svg:width="0.307cm" svg:height="0.211cm" svg:x="17.397cm" svg:y="3.635cm" svg:viewBox="0 0 308 212" svg:d="M308 16c0-16 0-16-15-16-12 0-12 0-16 5-52 83-140 128-270 132-7 0-7 3-7 18v39c0 18 0 18 13 18 64 0 208-30 295-185z">
            <text:p/>
          </draw:path>
          <draw:path draw:style-name="gr10" draw:layer="layout" svg:width="0.159cm" svg:height="0.197cm" svg:x="14.601cm" svg:y="4.22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4.794cm" svg:y="4.21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224cm" svg:height="0.291cm" svg:x="15.019cm" svg:y="4.216cm" svg:viewBox="0 0 225 292" svg:d="M47 122c7 4 23 13 48 13 47 0 80-31 80-65 0-18-8-30-18-43 19-14 37-14 45-14-2 1-4 3-4 10 0 9 5 15 14 15 6 0 13-6 13-15 0-10-7-23-25-23-7 0-31 2-52 20-13-9-33-16-53-16-45 0-79 32-79 66 0 18 9 33 22 45-4 4-13 18-13 36 0 6 0 27 18 40-20 7-43 21-43 45 0 32 49 56 110 56 56 0 110-22 110-58 0-13-6-38-31-50-27-15-52-15-95-15-11 0-27 0-31 0-14-3-22-16-22-29 0-10 4-14 6-18zM95 122c-43 0-43-43-43-52 0-7 0-25 9-36 6-9 18-16 34-16 44 0 44 43 44 52 0 7 0 25-9 36-6 7-18 16-35 16zM95 200c40 0 96 0 96 34 0 25-34 45-81 45s-83-22-83-45c0-14 14-34 43-34z">
            <text:p/>
          </draw:path>
          <draw:path draw:style-name="gr10" draw:layer="layout" svg:width="0.159cm" svg:height="0.197cm" svg:x="15.274cm" svg:y="4.22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5.467cm" svg:y="4.21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154cm" svg:height="0.278cm" svg:x="15.687cm" svg:y="4.143cm" svg:viewBox="0 0 155 279" svg:d="M77 97h71v-14h-71v-83h-16c0 40-18 85-61 86v11h41v121c0 50 38 61 63 61 31 0 51-25 51-61v-25h-15v25c0 30-14 47-32 47-31 0-31-38-31-45z">
            <text:p/>
          </draw:path>
          <draw:path draw:style-name="gr10" draw:layer="layout" svg:width="0.467cm" svg:height="0.454cm" svg:x="17.827cm" svg:y="2.90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18.351cm" svg:y="3.23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18.612cm" svg:y="3.11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18.601cm" svg:y="3.484cm" svg:viewBox="0 0 175 225" svg:d="M77 13c2-6 2-6 2-8 0-5-5-5-9-5l-39 4c-6 0-8 0-9 1 0 2-2 6-2 8 0 5 5 5 11 5 0 0 5 0 10 0 6 2 6 2 6 4 0 1 0 1-2 9l-43 174c-2 6-2 6-2 7 0 8 5 13 13 13 12 0 14-13 16-16l14-60c9 0 49 4 49 26 0 1 0 3-2 7 0 5 0 7 0 9 0 21 20 34 38 34 34 0 47-47 47-50 0-4-6-4-8-4-5 0-5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18.837cm" svg:y="3.49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19.175cm" svg:y="3.49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438cm" svg:height="0.57cm" svg:x="19.443cm" svg:y="2.89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19.973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20.189cm" svg:y="3.05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20.505cm" svg:y="3.2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20.756cm" svg:y="3.05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21.139cm" svg:y="2.863cm" svg:viewBox="0 0 27 634" svg:d="M27 23c0-12 0-23-13-23-14 0-14 11-14 23v589c0 11 0 22 14 22 13 0 13-11 13-22z">
            <text:p/>
          </draw:path>
          <draw:path draw:style-name="gr10" draw:layer="layout" svg:width="0.262cm" svg:height="0.454cm" svg:x="21.265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21.584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21.567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21.845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22.25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22.523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7.782cm" svg:y="3.809cm" svg:viewBox="0 0 308 212" svg:d="M308 155c0-15 0-18-9-18-38-2-101-6-159-34-68-35-95-74-111-99-2-4-6-4-13-4-16 0-16 0-16 16v11c86 157 230 185 295 185 13 0 13 0 13-18z">
            <text:p/>
          </draw:path>
          <draw:polygon draw:style-name="gr10" draw:layer="layout" svg:width="1.903cm" svg:height="0.076cm" svg:x="18.081cm" svg:y="3.945cm" svg:viewBox="0 0 1904 77" draw:points="952,77 0,77 0,0 1904,0 1904,77">
            <text:p/>
          </draw:polygon>
          <draw:path draw:style-name="gr10" draw:layer="layout" svg:width="0.307cm" svg:height="0.211cm" svg:x="19.978cm" svg:y="3.945cm" svg:viewBox="0 0 308 212" svg:d="M308 187c-87-156-229-187-295-187-13 0-13 0-13 18v41c0 15 0 18 9 18 40 0 103 6 158 33 71 34 96 75 112 101 2 1 5 1 14 1 15 0 15 0 15-16z">
            <text:p/>
          </draw:path>
          <draw:path draw:style-name="gr10" draw:layer="layout" svg:width="0.307cm" svg:height="0.211cm" svg:x="20.252cm" svg:y="3.945cm" svg:viewBox="0 0 308 212" svg:d="M308 18c0-18 0-18-13-18-65 0-209 31-295 187v9c0 16 0 16 14 16 13 0 15 0 17-3 52-85 140-130 270-132 7 0 7-5 7-18z">
            <text:p/>
          </draw:path>
          <draw:polygon draw:style-name="gr10" draw:layer="layout" svg:width="1.903cm" svg:height="0.076cm" svg:x="20.55cm" svg:y="3.945cm" svg:viewBox="0 0 1904 77" draw:points="952,77 0,77 0,0 1904,0 1904,77">
            <text:p/>
          </draw:polygon>
          <draw:path draw:style-name="gr10" draw:layer="layout" svg:width="0.307cm" svg:height="0.211cm" svg:x="22.448cm" svg:y="3.809cm" svg:viewBox="0 0 308 212" svg:d="M308 16c0-16 0-16-15-16-12 0-12 0-16 5-52 83-140 128-270 132-7 0-7 3-7 18v39c0 18 0 18 13 18 64 0 208-30 295-185z">
            <text:p/>
          </draw:path>
          <draw:polygon draw:style-name="gr10" draw:layer="layout" svg:width="0.211cm" svg:height="1.139cm" svg:x="22.746cm" svg:y="1.66cm" svg:viewBox="0 0 212 1140" draw:points="169,1140 212,1140 212,0 0,0 0,43 169,43">
            <text:p/>
          </draw:polygon>
          <draw:polygon draw:style-name="gr10" draw:layer="layout" svg:width="0.044cm" svg:height="0.382cm" svg:x="22.914cm" svg:y="2.798cm" svg:viewBox="0 0 45 383" draw:points="0,383 45,383 45,0 0,0">
            <text:p/>
          </draw:polygon>
          <draw:polygon draw:style-name="gr10" draw:layer="layout" svg:width="0.044cm" svg:height="0.382cm" svg:x="22.914cm" svg:y="3.178cm" svg:viewBox="0 0 45 383" draw:points="0,383 45,383 45,0 0,0">
            <text:p/>
          </draw:polygon>
          <draw:polygon draw:style-name="gr10" draw:layer="layout" svg:width="0.211cm" svg:height="1.139cm" svg:x="22.746cm" svg:y="3.557cm" svg:viewBox="0 0 212 1140" draw:points="169,1096 0,1096 0,1140 212,1140 212,0 169,0">
            <text:p/>
          </draw:polygon>
        </draw:g>
        <draw:custom-shape draw:name="Shape 44" draw:style-name="gr11" draw:text-style-name="P4" draw:layer="layout" svg:width="4.935cm" svg:height="1.013cm" svg:x="9.111cm" svg:y="4.365cm">
          <text:p text:style-name="P3"><text:span text:style-name="T1">parameter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$(s, a, r, s') \sim U(\mathcal D)$§svg§600§FALSE§</svg:desc>
          <draw:polygon draw:style-name="gr9" draw:layer="layout" svg:width="5.035cm" svg:height="0.632cm" svg:x="7.956cm" svg:y="16.495cm" svg:viewBox="0 0 5036 633" draw:points="2518,633 0,633 0,0 5036,0 5036,633">
            <text:p/>
          </draw:polygon>
          <draw:path draw:style-name="gr10" draw:layer="layout" svg:width="0.148cm" svg:height="0.632cm" svg:x="8.019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233cm" svg:height="0.287cm" svg:x="8.233cm" svg:y="16.689cm" svg:viewBox="0 0 234 288" svg:d="M216 43c-18 0-31 15-31 29 0 9 6 18 20 18 15 0 29-11 29-36 0-27-27-54-76-54-84 0-108 65-108 94 0 48 49 59 67 63 32 5 67 12 67 48 0 16-15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075cm" svg:height="0.19cm" svg:x="8.552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91cm" svg:height="0.287cm" svg:x="8.802cm" svg:y="16.689cm" svg:viewBox="0 0 292 288" svg:d="M212 41c-12-23-30-41-59-41-74 0-153 94-153 187 0 59 34 101 85 101 12 0 45-2 82-47 6 27 27 47 58 47 23 0 38-15 47-34 11-24 20-63 20-63 0-8-6-8-8-8-7 0-7 4-9 13-10 41-23 77-48 77-18 0-20-16-20-28 0-15 2-18 9-47 7-27 7-33 14-58l22-88c5-18 5-20 5-21 0-11-7-18-18-18-16 0-25 14-27 28zM171 205c-4 13-4 13-13 23-28 36-54 45-72 45-32 0-41-34-41-59 0-31 20-110 36-138 20-38 47-62 74-62 41 0 50 53 50 56 0 4-2 7-3 11z">
            <text:p/>
          </draw:path>
          <draw:path draw:style-name="gr10" draw:layer="layout" svg:width="0.075cm" svg:height="0.19cm" svg:x="9.164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58cm" svg:height="0.287cm" svg:x="9.408cm" svg:y="16.689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10" draw:layer="layout" svg:width="0.075cm" svg:height="0.19cm" svg:x="9.711cm" svg:y="16.901cm" svg:viewBox="0 0 76 191" svg:d="M76 67c0-42-17-67-42-67-21 0-34 16-34 34 0 16 13 34 34 34 7 0 16-3 24-9 1-1 1-1 3-1v9c0 48-21 86-43 107-7 6-7 8-7 9 0 6 3 8 5 8 7 0 60-49 60-124z">
            <text:p/>
          </draw:path>
          <draw:path draw:style-name="gr10" draw:layer="layout" svg:width="0.233cm" svg:height="0.287cm" svg:x="9.97cm" svg:y="16.689cm" svg:viewBox="0 0 234 288" svg:d="M216 43c-18 0-31 15-31 29 0 9 6 18 20 18 15 0 29-11 29-36 0-27-27-54-76-54-84 0-108 65-108 94 0 48 49 59 67 63 32 5 67 12 67 48 0 16-17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112cm" svg:height="0.229cm" svg:x="10.254cm" svg:y="16.493cm" svg:viewBox="0 0 113 230" svg:d="M110 40c3-9 3-13 3-15 0-14-12-25-27-25-18 0-23 14-25 22l-59 192c0 2-2 7-2 7 0 6 14 9 18 9s4 0 7-7z">
            <text:p/>
          </draw:path>
          <draw:path draw:style-name="gr10" draw:layer="layout" svg:width="0.148cm" svg:height="0.632cm" svg:x="10.447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10" draw:layer="layout" svg:width="0.422cm" svg:height="0.148cm" svg:x="10.866cm" svg:y="16.738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10" draw:layer="layout" svg:width="0.44cm" svg:height="0.447cm" svg:x="11.54cm" svg:y="16.53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0" draw:layer="layout" svg:width="0.148cm" svg:height="0.632cm" svg:x="12.06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472cm" svg:height="0.433cm" svg:x="12.256cm" svg:y="16.538cm" svg:viewBox="0 0 473 434" svg:d="M117 434c148 0 356-114 356-286 0-58-27-92-57-112-56-36-114-36-175-36-54 0-92 0-144 23-84 38-97 90-97 96 0 3 2 3 7 3 9 0 24-7 29-10 14-9 16-13 20-26 9-25 27-46 106-52-11 133-43 256-86 365-24 9-40 24-40 31 0 4 0 4 14 4zM119 399c74-178 86-287 95-365 43 0 205 0 205 140 0 125-111 225-266 225z">
            <text:p/>
          </draw:path>
          <draw:path draw:style-name="gr10" draw:layer="layout" svg:width="0.148cm" svg:height="0.632cm" svg:x="12.781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latex§$Q(s,a|\theta_k^Q)$§svg§600§FALSE§</svg:desc>
          <draw:polygon draw:style-name="gr9" draw:layer="layout" svg:width="2.818cm" svg:height="0.797cm" svg:x="14.736cm" svg:y="12.867cm" svg:viewBox="0 0 2819 798" draw:points="1410,798 0,798 0,0 2819,0 2819,798">
            <text:p/>
          </draw:polygon>
          <draw:path draw:style-name="gr10" draw:layer="layout" svg:width="0.438cm" svg:height="0.57cm" svg:x="14.767cm" svg:y="13.027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layer="layout" svg:width="0.148cm" svg:height="0.633cm" svg:x="15.298cm" svg:y="12.998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5.512cm" svg:y="13.193cm" svg:viewBox="0 0 234 288" svg:d="M216 43c-18 0-31 15-31 29 0 9 6 18 20 18 15 0 29-11 29-36 0-27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5.829cm" svg:y="13.405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6.081cm" svg:y="13.19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6.464cm" svg:y="12.998cm" svg:viewBox="0 0 27 634" svg:d="M27 23c0-12 0-23-13-23-14 0-14 11-14 23v589c0 11 0 22 14 22 13 0 13-11 13-22z">
            <text:p/>
          </draw:path>
          <draw:path draw:style-name="gr10" draw:layer="layout" svg:width="0.262cm" svg:height="0.455cm" svg:x="16.59cm" svg:y="13.027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10" draw:layer="layout" svg:width="0.337cm" svg:height="0.399cm" svg:x="16.907cm" svg:y="12.858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16.893cm" svg:y="13.357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  <draw:path draw:style-name="gr10" draw:layer="layout" svg:width="0.148cm" svg:height="0.633cm" svg:x="17.343cm" svg:y="12.998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r_t$§svg§600§FALSE§</svg:desc>
          <draw:polygon draw:style-name="gr9" draw:layer="layout" svg:width="0.476cm" svg:height="0.367cm" svg:x="13.682cm" svg:y="14.813cm" svg:viewBox="0 0 477 368" draw:points="238,368 0,368 0,0 477,0 477,368">
            <text:p/>
          </draw:polygon>
          <draw:path draw:style-name="gr10" draw:layer="layout" svg:width="0.258cm" svg:height="0.287cm" svg:x="13.7cm" svg:y="14.804cm" svg:viewBox="0 0 259 288" svg:d="M38 243c-2 11-6 25-6 29 0 11 9 16 18 16 8 0 20-5 24-18 2-2 23-88 25-101 5-19 16-64 22-83 1-7 19-37 34-52 5-3 23-20 52-20 16 0 25 8 27 8-20 3-34 18-34 34 0 11 7 23 25 23 16 0 34-14 34-38 0-21-20-41-52-41-41 0-70 31-83 49-3-29-27-49-57-49-29 0-42 25-47 36-11 22-20 59-20 61 0 8 7 8 7 8 7 0 7 0 11-15 11-45 23-76 47-76 11 0 20 6 20 29 0 13-2 20-11 54z">
            <text:p/>
          </draw:path>
          <draw:path draw:style-name="gr10" draw:layer="layout" svg:width="0.15cm" svg:height="0.282cm" svg:x="13.984cm" svg:y="14.903cm" svg:viewBox="0 0 151 283" svg:d="M92 103h45c9 0 14 0 14-11 0-6-5-6-12-6h-44l17-66c0-2 1-4 1-6 0-9-5-14-14-14-13 0-18 7-22 20-3 11 2-11-18 66h-45c-9 0-14 0-14 10 0 7 5 7 13 7h43l-27 104c-2 13-6 27-6 34 0 26 22 42 47 42 51 0 79-61 79-69 0-5-7-5-7-5-5 0-7 2-11 9-12 27-34 52-59 52-9 0-16-5-16-21 0-4 2-15 3-18z">
            <text:p/>
          </draw:path>
        </draw:g>
        <draw:custom-shape draw:name="Shape 38" draw:style-name="gr12" draw:text-style-name="P6" draw:layer="layout" svg:width="3.927cm" svg:height="1.013cm" svg:x="19.242cm" svg:y="3.872cm">
          <text:p text:style-name="P5"><text:span text:style-name="T2">aversive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draw:layer="layout" svg:width="9.044cm" svg:height="1.016cm" svg:x="15.494cm" svg:y="5.896cm">
          <draw:image xlink:href="Pictures/100002010000034C0000005484676D7B.png" xlink:type="simple" xlink:show="embed" xlink:actuate="onLoad">
            <text:p/>
          </draw:image>
        </draw:frame>
        <draw:custom-shape draw:name="Shape 38" draw:style-name="gr14" draw:text-style-name="P4" draw:layer="layout" svg:width="4.8cm" svg:height="1.013cm" svg:x="17.08cm" svg:y="6.493cm">
          <text:p text:style-name="P3"><text:span text:style-name="T1">Bellman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draw:layer="layout" svg:width="1.861cm" svg:height="1.015cm" svg:x="5.559cm" svg:y="13.462cm">
          <draw:image xlink:href="Pictures/100002010000008400000048DB753FA0.png" xlink:type="simple" xlink:show="embed" xlink:actuate="onLoad">
            <text:p/>
          </draw:image>
        </draw:frame>
        <draw:frame draw:style-name="gr13" draw:text-style-name="P7" draw:layer="layout" svg:width="5.288cm" svg:height="1.218cm" svg:x="18.696cm" svg:y="16.584cm">
          <draw:image xlink:href="Pictures/100002010000029C0000009AD2FF09C7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2T18:57:49.284756000</dc:date>
    <meta:editing-duration>PT45M21S</meta:editing-duration>
    <meta:editing-cycles>9</meta:editing-cycles>
    <meta:generator>LibreOffice/4.2.2.1$MacOSX_X86_64 LibreOffice_project/3be8cda0bddd8e430d8cda1ebfd581265cca5a0f</meta:generator>
    <meta:document-statistic meta:object-count="177"/>
  </office:meta>
</office:document-meta>
</file>